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Manc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MANCINELLA VENENAT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Emphasis">Surfaces</text:span></text:p>
          </table:table-cell>
          <table:table-cell table:style-name="Tabelle1.A2" office:value-type="string">
            <text:p text:style-name="SK-MM-L2">Mucou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Throat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Skin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Min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Cold</text:p>
          </table:table-cell>
          <table:table-cell table:style-name="Tabelle1.A2" office:value-type="string">
            <text:p text:style-name="SK-MM-L2">Feet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Drink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Dampnes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Touc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Puberty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limacteric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Irritation. </text:span></text:p>
      <text:p text:style-name="Primary">Acridity. </text:p>
      <text:p text:style-name="Primary">Burning. </text:p>
      <text:p text:style-name="Primary"/>
      <text:p text:style-name="Secondary">Depressed, with sexual erethism. </text:p>
      <text:p text:style-name="Secondary">Thoughts vanish. </text:p>
      <text:p text:style-name="Secondary">Forgets her errand. </text:p>
      <text:p text:style-name="Secondary">Terror of insanity. </text:p>
      <text:p text:style-name="Secondary">Emptiness in head. </text:p>
      <text:p text:style-name="Secondary">Pain in vertex, &lt; lying. </text:p>
      <text:p text:style-name="Secondary"><text:span text:style-name="Emphasis">Eyes, smart, </text:span>&lt; closing lids; lids heavy and sore; dull ache behind. </text:p>
      <text:p text:style-name="Secondary">Photophobia. </text:p>
      <text:p text:style-name="Secondary">Face swelled; spotted; herpes on lips. </text:p>
      <text:p text:style-name="Secondary"><text:span text:style-name="Emphasis">Profuse, </text:span>foul saliva. </text:p>
      <text:p text:style-name="Secondary"><text:span text:style-name="Emphasis">Throat; </text:span>cutting pains; &lt; cold drinks. </text:p>
      <text:p text:style-name="Secondary">Diphtheria. </text:p>
      <text:p text:style-name="Secondary"><text:span text:style-name="Emphasis">Chokings, </text:span>ascend throat. </text:p>
      <text:p text:style-name="Secondary">Craves cold water. </text:p>
      <text:p text:style-name="Secondary">Swelled epigastrium. </text:p>
      <text:p text:style-name="Secondary">Bowels sore and burn. </text:p>
      <text:p text:style-name="Secondary">Colics or cough, &lt; cold drinks. </text:p>
      <text:p text:style-name="Secondary">Ache behind sternum. </text:p>
      <text:p text:style-name="Secondary"><text:span text:style-name="Emphasis">Soles; </text:span>biting vesicles on; desquamation; <text:span text:style-name="Emphasis">dry. </text:span></text:p>
      <text:p text:style-name="Secondary">Acridi sticky foot-sweat (Sil.). </text:p>
      <text:p text:style-name="Secondary">Vesicles. </text:p>
      <text:p text:style-name="Secondary">Bullæ. </text:p>
      <text:p text:style-name="Secondary">Brown crusts. </text:p>
      <text:p text:style-name="Secondary">Scarlet fever. </text:p>
      <text:p text:style-name="Secondary">Pulse slow; very large and soft. </text:p>
      <text:p text:style-name="SK-MM-Remedy-Reference">MERCURIUS IODATUS FLAVUS (Proto-iodatus)</text:p>
      <text:p text:style-name="Standard"><text:soft-page-break/></text:p>
      <text:p text:style-name="SK-MM-Rem-Short">Mang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MANGANUM METALLIC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INNER EAR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Larynx and trachea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LOWER LIMB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Periosteum</text:p>
          </table:table-cell>
          <table:table-cell table:style-name="Table1.A2" office:value-type="string">
            <text:p text:style-name="SK-MM-L2"><text:span text:style-name="Emphasis">Joint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Ankle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Shin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Heel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Ski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Varies with the weathe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Touch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Cold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Damp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Nigh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Speaking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Feather be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Lying dow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Open ai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Very sensitive bones. </text:p>
      <text:p text:style-name="Primary"><text:span text:style-name="Emphasis">Painful, </text:span>deep soreness; <text:span text:style-name="Emphasis">ears; bones. </text:span>joints; <text:span text:style-name="Emphasis">skin. </text:span></text:p>
      <text:p text:style-name="Primary">Diagonal pains. </text:p>
      <text:p text:style-name="Primary">Pains extend to ears from other parts. </text:p>
      <text:p text:style-name="Primary">Yellow-green, lumpy or bloody discharges. </text:p>
      <text:p text:style-name="Primary">Catarrh. </text:p>
      <text:p text:style-name="Primary">Infiltrated, glistening joints. </text:p>
      <text:p text:style-name="Primary"><text:span text:style-name="Emphasis">Festination. </text:span></text:p>
      <text:p text:style-name="Primary">Motor paralysis. </text:p>
      <text:p text:style-name="Primary"/>
      <text:p text:style-name="Secondary">Weak and nervous. </text:p>
      <text:p text:style-name="Secondary">Headache, &lt; straining at stool, etc. </text:p>
      <text:p text:style-name="Secondary">Every-thing affects his ears (Cann-s. </text:p>
      <text:p text:style-name="Secondary">Gel. </text:p>
      <text:p text:style-name="Secondary">Plan.). </text:p>
      <text:p text:style-name="Secondary"><text:soft-page-break/>Blowing nose is painful. </text:p>
      <text:p text:style-name="Secondary">Pale, sickly, mask-like face. </text:p>
      <text:p text:style-name="Secondary">Anemia. </text:p>
      <text:p text:style-name="Secondary">Flow of saliva, with colic, paralysis. etc. </text:p>
      <text:p text:style-name="Secondary">Late or pale first menses. </text:p>
      <text:p text:style-name="Secondary">Raw, dry, larynx. </text:p>
      <text:p text:style-name="Secondary">Rough, hoarse voice; chronic, &lt; A.M.; &lt; expectorating a lump of mucus. </text:p>
      <text:p text:style-name="Secondary">Cough, &lt; reading or laughing; &gt; lying; with aphonia; laryngeal; of phthisis. </text:p>
      <text:p text:style-name="Secondary">Weak uncertain legs. </text:p>
      <text:p text:style-name="Secondary">Inflamed ankles. </text:p>
      <text:p text:style-name="Secondary">Digging in shin bones. </text:p>
      <text:p text:style-name="Secondary">Rough, cracked (flexures) or bluish skin. </text:p>
      <text:p text:style-name="Secondary">Dry, hard ulcers. </text:p>
      <text:p text:style-name="Secondary">Sudden hot flushes. </text:p>
      <text:p text:style-name="Secondary">Pruritus of diabetes. </text:p>
      <text:p text:style-name="Secondary">Skin festers about joints. </text:p>
      <text:p text:style-name="SK-MM-Remedy-Reference">MERCURIUS IODATUS FLAVUS (Proto-iodatus)</text:p>
      <text:p text:style-name="Standard"/>
      <text:p text:style-name="SK-MM-Rem-Short">Med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MEDORRHIN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Emphasis">Mind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Nerve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Mucous membran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Lymphatic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Emphasis">Cellular tissue</text:span></text:p>
          </table:table-cell>
          <table:table-cell table:style-name="Table2.A2" office:value-type="string">
            <text:p text:style-name="SK-MM-L2">Lung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Pelvi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Small joint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Spine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Kidney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Left ovary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Emphasis">Damp</text:span>; col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Daytime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3-4 A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After urina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Touch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lose room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Before storm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<text:span text:style-name="Strong_20_Emphasis">LYING ON ABDOME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Bending backwar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Stretching ou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Fresh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Being fanne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Uncover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Hard rubb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Seasid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Dampnes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Sunset (Coca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tiff, puffy, achy, </text:span>sore and rheumatic. </text:p>
      <text:p text:style-name="Primary">Dwarfish. </text:p>
      <text:p text:style-name="Primary">Many pains. </text:p>
      <text:p text:style-name="Primary"><text:span text:style-name="Strong_20_Emphasis">SYCOTIC TAINT, </text:span>poor reaction. </text:p>
      <text:p text:style-name="Primary">Joints feel loose. </text:p>
      <text:p text:style-name="Primary"><text:span text:style-name="Emphasis">Profuse, </text:span>acrid discharges; causing itching (Tell.). </text:p>
      <text:p text:style-name="Primary">Fishy odors. </text:p>
      <text:p text:style-name="Primary">Nephritis. </text:p>
      <text:p text:style-name="Primary">Small, very sore aphthæ, blisters, etc. </text:p>
      <text:p text:style-name="Primary"><text:span text:style-name="Emphasis">Burnings. </text:span></text:p>
      <text:p text:style-name="Primary">Burning at root of tongue. </text:p>
      <text:p text:style-name="Primary">Formication; internal. </text:p>
      <text:p text:style-name="Primary"><text:span text:style-name="Emphasis">Numbness. </text:span></text:p>
      <text:p text:style-name="Primary">Tremor. </text:p>
      <text:p text:style-name="Primary">Emaciation. </text:p>
      <text:p text:style-name="Primary">Sour children. </text:p>
      <text:p text:style-name="Primary">Offensiveness. </text:p>
      <text:p text:style-name="Primary">Tumors. </text:p>
      <text:p text:style-name="Primary">Loss of power in joints. </text:p>
      <text:p text:style-name="Primary"/>
      <text:p text:style-name="Secondary">Memory weak, can't concentrate; forgets words, names; can't finish sentences. </text:p>
      <text:p text:style-name="Secondary">Mental confusion. </text:p>
      <text:p text:style-name="Secondary">Wild feeling. </text:p>
      <text:p text:style-name="Secondary">Meanness. </text:p>
      <text:p text:style-name="Secondary">Cruelty. </text:p>
      <text:p text:style-name="Secondary">Things seem strange. </text:p>
      <text:p text:style-name="Secondary">Tells it over again. </text:p>
      <text:p text:style-name="Secondary"><text:span text:style-name="Emphasis">Hurried; </text:span>and anxious; and irritable; and sensitive. </text:p>
      <text:p text:style-name="Secondary">Forgetful; of names; of her errand. </text:p>
      <text:p text:style-name="Secondary">Suicidal. </text:p>
      <text:p text:style-name="Secondary">Fearsome. </text:p>
      <text:p text:style-name="Secondary">Apprehensive; anticipates events. </text:p>
      <text:p text:style-name="Secondary">Persistent ideas or alternating states, or erratic. </text:p>
      <text:p text:style-name="Secondary">Impulsive, abrupt or rude. </text:p>
      <text:p text:style-name="Secondary">Many ideas; but uncertain of execution; non-commital. </text:p>
      <text:p text:style-name="Secondary"><text:soft-page-break/><text:span text:style-name="Emphasis">Sensitive, </text:span>nervous and hurried. </text:p>
      <text:p text:style-name="Secondary">Feels far off, unreal; some one behind her. </text:p>
      <text:p text:style-name="Secondary"><text:span text:style-name="Emphasis">Sad, </text:span>tearful and fearful. </text:p>
      <text:p text:style-name="Secondary">Dismal out-look (Cimi.); &gt; weeping. </text:p>
      <text:p text:style-name="Secondary">Vertigo; &lt; in vertex. </text:p>
      <text:p text:style-name="Secondary">Head tight; tense pains; pulls hair. </text:p>
      <text:p text:style-name="Secondary">Occiput pains to behind eyes. </text:p>
      <text:p text:style-name="Secondary">Tousled heads. </text:p>
      <text:p text:style-name="Secondary">Coryza with loss of taste and smell. </text:p>
      <text:p text:style-name="Secondary">Post-nasal discharge. </text:p>
      <text:p text:style-name="Secondary">Face, grayish, greasy, greenish; yellow at edge of hair. </text:p>
      <text:p text:style-name="Secondary">Red spiderlets on face (r). </text:p>
      <text:p text:style-name="Secondary">Acne on face; &lt; after menses. </text:p>
      <text:p text:style-name="Secondary">Water tastes like perfume. </text:p>
      <text:p text:style-name="Secondary">Exhaled breath feels hot. </text:p>
      <text:p text:style-name="Secondary">Craves stimulants. </text:p>
      <text:p text:style-name="Secondary">Morning nausea. </text:p>
      <text:p text:style-name="Secondary">Vomiting of pregnancy. </text:p>
      <text:p text:style-name="Secondary">Heavy lower abdomen or prostate. </text:p>
      <text:p text:style-name="Secondary">Grinding colic; must brace feet. </text:p>
      <text:p text:style-name="Secondary">Dysmenorrhœa. </text:p>
      <text:p text:style-name="Secondary">Leans back to force a stool; then shivers. </text:p>
      <text:p text:style-name="Secondary">Cholera infantum. </text:p>
      <text:p text:style-name="Secondary">Fiery red, <text:span text:style-name="Emphasis">moist, </text:span>violently itching anus. </text:p>
      <text:p text:style-name="Secondary">Scalding ammoniacal urine. </text:p>
      <text:p text:style-name="Secondary">Air hunger. </text:p>
      <text:p text:style-name="Secondary"><text:span text:style-name="Emphasis">Cough, </text:span>&gt; lying on face. </text:p>
      <text:p text:style-name="Secondary">Sore, oozing or icy nipples. </text:p>
      <text:p text:style-name="Secondary">Cutting, crawling, burning above (l) scapula. </text:p>
      <text:p text:style-name="Secondary">Fingertips burn and crack. </text:p>
      <text:p text:style-name="Secondary">Heavy legs. </text:p>
      <text:p text:style-name="Secondary"><text:span text:style-name="Emphasis">Tender, </text:span>itching ball and soles. </text:p>
      <text:p text:style-name="Secondary">Sleeps in knee-chest position. </text:p>
      <text:p text:style-name="Secondary">A short nap seems a long one, but &gt; (Nux-v.). </text:p>
      <text:p text:style-name="Secondary">Cold skin, but blood feels hot (Sec-c.). </text:p>
      <text:p text:style-name="Secondary">Burning heat, with sweat; wants to uncover, but is chilled thereby. </text:p>
      <text:p text:style-name="Secondary">Burning feet. </text:p>
      <text:p text:style-name="Secondary">Sweat easy; toward morning. </text:p>
      <text:p text:style-name="Secondary">Hay fever. </text:p>
      <text:p text:style-name="Secondary">Body smells badly to her; can't wash it off (Lac-c.). </text:p>
      <text:p text:style-name="Secondary">Teeth soft, crumbly. </text:p>
      <text:p text:style-name="Secondary">Aphthæ under tongue. </text:p>
      <text:p text:style-name="Secondary">Burning in epigastrium. </text:p>
      <text:p text:style-name="Secondary">Flatulence with numbness. </text:p>
      <text:p text:style-name="Secondary">Dark fluid from rectum. </text:p>
      <text:p text:style-name="Secondary">Drawing in ovaries, &gt; pressure. </text:p>
      <text:p text:style-name="Secondary">Sycotic sterility. </text:p>
      <text:p text:style-name="Secondary">Dysmenorrhœa. </text:p>
      <text:p text:style-name="Secondary"><text:span text:style-name="Emphasis">Profuse, </text:span>dark, clotted, foul menses (Psor.). </text:p>
      <text:p text:style-name="Secondary">Blistering leucorrhœa (Am-c. </text:p>
      <text:p text:style-name="Secondary">Kre.). </text:p>
      <text:p text:style-name="Secondary">Pruritus, &gt; rubbing. </text:p>
      <text:p text:style-name="Secondary"><text:soft-page-break/>Lungs feel stuffed with cotton. </text:p>
      <text:p text:style-name="Secondary">Can't exhale. </text:p>
      <text:p text:style-name="Secondary">Asthma; sycotic; infantile. </text:p>
      <text:p text:style-name="Secondary">Sensation as of a cavity in chest or heart. </text:p>
      <text:p text:style-name="Secondary">Heat in spine. </text:p>
      <text:p text:style-name="Secondary">Spine sore and tender. </text:p>
      <text:p text:style-name="Secondary">Arms hairy. </text:p>
      <text:p text:style-name="Secondary">Hot palms. </text:p>
      <text:p text:style-name="Secondary">Bites nails. </text:p>
      <text:p text:style-name="Secondary">Leg cramps, &gt; stretching leg. </text:p>
      <text:p text:style-name="Secondary">Itching soreness. </text:p>
      <text:p text:style-name="Secondary">Condylomata. </text:p>
      <text:p text:style-name="Secondary">Sycotic red node. </text:p>
      <text:p text:style-name="Secondary">Deep red spots. </text:p>
      <text:p text:style-name="SK-MM-Remedy-Reference">MERCURIUS IODATUS FLAVUS (Proto-iodatus)</text:p>
      <text:p text:style-name="Standard"/>
      <text:p text:style-name="SK-MM-Rem-Short">Mel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MELILOTUS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HEA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Vaso-motor nerv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Circula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Emphasis">Climacteric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Walk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Weather</text:span></text:p>
          </table:table-cell>
          <table:table-cell table:style-name="Table3.A2" office:value-type="string">
            <text:p text:style-name="SK-MM-L2"><text:span text:style-name="Emphasis">Changing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Stormy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Rainy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Bleed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Profuse urin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Vinega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Raw feeling. </text:p>
      <text:p text:style-name="Primary"><text:span text:style-name="Emphasis">Congestions. </text:span></text:p>
      <text:p text:style-name="Primary">Bright red hæmorrhage; which &gt;. </text:p>
      <text:p text:style-name="Primary"/>
      <text:p text:style-name="Secondary">Desires to escape. </text:p>
      <text:p text:style-name="Secondary">Rushes of blood to head. </text:p>
      <text:p text:style-name="Secondary"><text:span text:style-name="Strong_20_Emphasis">VIOLENT, THROBBING HEADACHE; </text:span>threatens his reason; &gt; nosebleed. </text:p>
      <text:p text:style-name="Secondary"><text:span text:style-name="Strong_20_Emphasis">FIERY RED FACE. </text:span></text:p>
      <text:p text:style-name="Secondary">Profuse nosebleed. </text:p>
      <text:p text:style-name="Secondary">Dry skin. </text:p>
      <text:p text:style-name="SK-MM-Remedy-Reference">MERCURIUS IODATUS FLAVUS (Proto-iodatus)</text:p>
      <text:p text:style-name="Standard"/>
      <text:p text:style-name="SK-MM-Rem-Short">Me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ext:soft-page-break/>
        <table:table-row>
          <table:table-cell table:style-name="Table4.A1" office:value-type="string">
            <text:p text:style-name="SK-MM-Rem">MENYANTHES TRIFOLIAT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Emphasis">Circulatio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Motor nerv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Vertex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Walk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Res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Malaria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Ascend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Quinin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Hard pressur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Twiligh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Laying on hand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MERCURIUS IODATUS FLAVUS (Proto-iodatus)</text:p>
      <text:p text:style-name="Standard"/>
      <text:p text:style-name="SK-MM-Rem-Short">Meph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MEPHITIS PUTORIUS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Nerv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Ly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Nigh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After mens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Cold bath or weathe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Spasmodic effects. </text:p>
      <text:p text:style-name="Primary">Foul breath and expectoration. </text:p>
      <text:p text:style-name="Primary">Debility after severe illness. </text:p>
      <text:p text:style-name="Primary">Trembling and twitching of exophthalmos. </text:p>
      <text:p text:style-name="Primary"/>
      <text:p text:style-name="Secondary">Excitable. </text:p>
      <text:p text:style-name="Secondary">Loquacious. </text:p>
      <text:p text:style-name="Secondary">Vivid fancies. </text:p>
      <text:p text:style-name="Secondary">Violent vertigo. </text:p>
      <text:p text:style-name="Secondary">As of a finger pressing on occiput. </text:p>
      <text:p text:style-name="Secondary">Food goes the wrong way. </text:p>
      <text:p text:style-name="Secondary">Chokes easily. </text:p>
      <text:p text:style-name="Secondary">Can't exhale. </text:p>
      <text:p text:style-name="Secondary"><text:soft-page-break/>Asthma. </text:p>
      <text:p text:style-name="Secondary">Asthma of consumptives or drunkards. </text:p>
      <text:p text:style-name="Secondary">Cough; violent; spasmodic; nervous; suffocative; whooping; &lt; talking or drinking. </text:p>
      <text:p text:style-name="Secondary">Choking cough. </text:p>
      <text:p text:style-name="SK-MM-Remedy-Reference">MERCURIUS IODATUS FLAVUS (Proto-iodatus)</text:p>
      <text:p text:style-name="Standard"/>
      <text:p text:style-name="SK-MM-Rem-Short">Merc-c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MERCURIUS CORROSIVU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RECTUM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Bladder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Ey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THROAT</text:p>
          </table:table-cell>
          <table:table-cell table:style-name="Table6.A2" office:value-type="string">
            <text:p text:style-name="SK-MM-L2">Uvula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Fauce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Palate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Kidney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Bones (Flat)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AFTER</text:p>
          </table:table-cell>
          <table:table-cell table:style-name="Table6.A2" office:value-type="string">
            <text:p text:style-name="SK-MM-L2"><text:span text:style-name="Strong_20_Emphasis">URINAT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STOOL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Swallow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Nigh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Col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Autum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Hot dayscool night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cid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Violent effects. </text:p>
      <text:p text:style-name="Primary"><text:span text:style-name="Emphasis">Burning, internal; </text:span>throat, stomach, <text:span text:style-name="Emphasis">rectum, </text:span>neck of bladder, kidneys, etc. </text:p>
      <text:p text:style-name="Primary">Inflammation, with swelling and constriction. </text:p>
      <text:p text:style-name="Primary">Constriction of throat, <text:span text:style-name="Emphasis">rectum, bladder, </text:span>etc. </text:p>
      <text:p text:style-name="Primary"><text:span text:style-name="Emphasis">Cracks, </text:span>on palms, soles, angles of mouth, etc. </text:p>
      <text:p text:style-name="Primary">Erosive discharges; acrid, fluent coryza, lachrymation, etc. </text:p>
      <text:p text:style-name="Primary">Phagedena. </text:p>
      <text:p text:style-name="Primary">Syphilis. </text:p>
      <text:p text:style-name="Primary"/>
      <text:p text:style-name="Secondary">Anxious and restless; rocks hard. </text:p>
      <text:p text:style-name="Secondary">Difficult thinking. </text:p>
      <text:p text:style-name="Secondary">Disturbed speech. </text:p>
      <text:p text:style-name="Secondary">Stupid. </text:p>
      <text:p text:style-name="Secondary"><text:soft-page-break/>Aching temples, &lt; looking sidewise. </text:p>
      <text:p text:style-name="Secondary">Photophobia. </text:p>
      <text:p text:style-name="Secondary">Iritis. </text:p>
      <text:p text:style-name="Secondary">Keratitis. </text:p>
      <text:p text:style-name="Secondary">Gluey nasal discharge. </text:p>
      <text:p text:style-name="Secondary">Swelled nose. </text:p>
      <text:p text:style-name="Secondary">Pale about mouth. </text:p>
      <text:p text:style-name="Secondary">Patchy tongue. </text:p>
      <text:p text:style-name="Secondary">Nightly toothache. </text:p>
      <text:p text:style-name="Secondary">Red, swollen uvula. </text:p>
      <text:p text:style-name="Secondary"><text:span text:style-name="Emphasis">Astringent, taste, </text:span>regurgitation, etc. </text:p>
      <text:p text:style-name="Secondary">Sore, painful swelling in l. </text:p>
      <text:p text:style-name="Secondary">throat, &lt; heat; sharp pains into ears, &lt; pressure. </text:p>
      <text:p text:style-name="Secondary"><text:span text:style-name="Strong_20_Emphasis">DYSPHAGIA. </text:span></text:p>
      <text:p text:style-name="Secondary">Insatiable thirst. </text:p>
      <text:p text:style-name="Secondary">Vomits slime and blood. </text:p>
      <text:p text:style-name="Secondary">Cramp in epigastrium. </text:p>
      <text:p text:style-name="Secondary">Distended, sensitive stomach. </text:p>
      <text:p text:style-name="Secondary">Gastritis. </text:p>
      <text:p text:style-name="Secondary">Cutting colic. </text:p>
      <text:p text:style-name="Secondary">Painful flatulence. </text:p>
      <text:p text:style-name="Secondary">Continuous urging to stool and urine (Canth. </text:p>
      <text:p text:style-name="Secondary">Lil-t. </text:p>
      <text:p text:style-name="Secondary">Sabi.); <text:span text:style-name="Strong_20_Emphasis">A NEVER GET DONE FEELING. </text:span></text:p>
      <text:p text:style-name="Secondary"><text:span text:style-name="Strong_20_Emphasis">SCANTY, BLOODY, SHREDDY OR SLIMY STOOLS, WITH TORMENTING TENESMUS. </text:span></text:p>
      <text:p text:style-name="Secondary">Passes pure blood or bloody water. </text:p>
      <text:p text:style-name="Secondary">Bleeding kidneys. </text:p>
      <text:p text:style-name="Secondary">Dysentery. </text:p>
      <text:p text:style-name="Secondary">Spasm of rectum, during coition. </text:p>
      <text:p text:style-name="Secondary"><text:span text:style-name="Strong_20_Emphasis">HOT URINE, PASSED DROP BY DROP, </text:span>or scanty, frequent, dribbling; &lt; sitting. </text:p>
      <text:p text:style-name="Secondary">Urethra bleeds after urinating. </text:p>
      <text:p text:style-name="Secondary">Nephritis; slow; of pregnancy. </text:p>
      <text:p text:style-name="Secondary">Cystitis. </text:p>
      <text:p text:style-name="Secondary">Gonorrhœa. </text:p>
      <text:p text:style-name="Secondary">Phimosis. </text:p>
      <text:p text:style-name="Secondary">Chordee. </text:p>
      <text:p text:style-name="Secondary">Hard chancres. </text:p>
      <text:p text:style-name="Secondary">Breathes as through a metallic tube. </text:p>
      <text:p text:style-name="Secondary">Cold skin. </text:p>
      <text:p text:style-name="Secondary">Chilly, after stool. </text:p>
      <text:p text:style-name="Secondary">Sweats from every motion; partial; &lt; forehead and lower parts; foul, at night. </text:p>
      <text:p text:style-name="SK-MM-Remedy-Reference">MERCURIUS IODATUS FLAVUS (Proto-iodatus)</text:p>
      <text:p text:style-name="Standard"/>
      <text:p text:style-name="SK-MM-Rem-Short">Merc-cy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MERCURIUS CYANATUS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MOUTH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THROA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Larynx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Gland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Capillari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Nerv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Swallow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peak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Early, </text:span>rapid and extreme prostration; with tremor, coldness and cyanosis. </text:p>
      <text:p text:style-name="Primary"><text:span text:style-name="Emphasis">Putridity. </text:span></text:p>
      <text:p text:style-name="Primary">Rapid, local destruction. </text:p>
      <text:p text:style-name="Primary"/>
      <text:p text:style-name="Secondary">Cutting pains in throat or larynx. </text:p>
      <text:p text:style-name="Secondary">Much thick, or grayish membrane in throat. </text:p>
      <text:p text:style-name="Secondary">Septic diphtheria; of soft parts; has prophylactic value. </text:p>
      <text:p text:style-name="Secondary">Enlarged tonsils. </text:p>
      <text:p text:style-name="Secondary">Early and complete anorexia. </text:p>
      <text:p text:style-name="Secondary">Croupy cough. </text:p>
      <text:p text:style-name="Secondary">Cough causes suffocation. </text:p>
      <text:p text:style-name="Secondary">Weak heart. </text:p>
      <text:p text:style-name="Secondary">Sweatiness. </text:p>
      <text:p text:style-name="SK-MM-Remedy-Reference">MERCURIUS IODATUS FLAVUS (Proto-iodatus)</text:p>
      <text:p text:style-name="Standard"/>
      <text:p text:style-name="SK-MM-Rem-Short">Merc-d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MERCURIUS DULCIS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Emphasis">Ear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Eustachian tub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Tonsil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Liver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Duodenum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owel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Mucous membran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Pleura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Emphasis">Acid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Cold drink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Pallid, flabby, </text:span>catarrhal and bilious. </text:p>
      <text:p text:style-name="Primary">Pale mucous membranes. </text:p>
      <text:p text:style-name="Primary">Deficient oxidation. </text:p>
      <text:p text:style-name="Primary">Reabsorbent action. </text:p>
      <text:p text:style-name="Primary"><text:soft-page-break/></text:p>
      <text:p text:style-name="Secondary">Painful scalp. </text:p>
      <text:p text:style-name="Secondary">Meningitis. </text:p>
      <text:p text:style-name="Secondary">Rapid winking. </text:p>
      <text:p text:style-name="Secondary">Obstructed Eustachian tube (Kali-m. </text:p>
      <text:p text:style-name="Secondary">Petr.) or larchrymal duct (Fag.). </text:p>
      <text:p text:style-name="Secondary">Deafness from every cold. </text:p>
      <text:p text:style-name="Secondary">Blows lumps from nose. </text:p>
      <text:p text:style-name="Secondary">Indurated tongue. </text:p>
      <text:p text:style-name="Secondary">Increased saliva. </text:p>
      <text:p text:style-name="Secondary">Fetor oris. </text:p>
      <text:p text:style-name="Secondary"><text:span text:style-name="Emphasis">Tonsil, </text:span>(r); inflamed; &gt; cold drinks (Ap. Merc-i-f. Phyt.). </text:p>
      <text:p text:style-name="Secondary">Biliary stasis. </text:p>
      <text:p text:style-name="Secondary">Acrid, grass-green diarrhœa; of infants. </text:p>
      <text:p text:style-name="Secondary">Slimy, pussy expectoration. </text:p>
      <text:p text:style-name="Secondary">Inflamed pleura. </text:p>
      <text:p text:style-name="Secondary">Sweatiness. </text:p>
      <text:p text:style-name="SK-MM-Remedy-Reference">MERCURIUS IODATUS FLAVUS (Proto-iodatus)</text:p>
      <text:p text:style-name="Standard"/>
      <text:p text:style-name="SK-MM-Rem-Short">Merc-i-r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MERCURIUS PRÆCIPITATUS RUBER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Mucous membran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Hear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Ski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Right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Falling to sleep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Ly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Burning. </text:span></text:p>
      <text:p text:style-name="Primary">Fissures. </text:p>
      <text:p text:style-name="Primary">Syphilis; of pregnancy. </text:p>
      <text:p text:style-name="Primary"/>
      <text:p text:style-name="Secondary">Patchy tongue. </text:p>
      <text:p text:style-name="Secondary">Coat like old cheese on mouth and throat. </text:p>
      <text:p text:style-name="Secondary">Mucous patches. </text:p>
      <text:p text:style-name="Secondary">Suffocation on lying or falling to sleep. </text:p>
      <text:p text:style-name="Secondary">Asthma. </text:p>
      <text:p text:style-name="SK-MM-Remedy-Reference"/>
      <text:p text:style-name="Standard"/>
      <text:p text:style-name="SK-MM-Rem-Short">Merc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MERCURIUS SOLUBILIS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ext:soft-page-break/>
        <table:table-row>
          <table:table-cell table:style-name="Table10.A2" office:value-type="string">
            <text:p text:style-name="SK-MM-Region">Region</text:p>
          </table:table-cell>
          <table:table-cell table:style-name="Table10.A2" office:value-type="string">
            <text:p text:style-name="SK-MM-L1"><text:span text:style-name="Strong_20_Emphasis">BLOOD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Mucous membrane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 </text:p>
          </table:table-cell>
          <table:table-cell table:style-name="Table10.A2" office:value-type="string">
            <text:p text:style-name="SK-MM-L1">GLANDS</text:p>
          </table:table-cell>
          <table:table-cell table:style-name="Table10.A2" office:value-type="string">
            <text:p text:style-name="SK-MM-L2">Buccal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SALIVARY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TONSILS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THROAT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LYMPHATICS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Liver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Kidneys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MUCOUS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Strong_20_Emphasis">GENITAL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Cellular tissue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Emphasis">Joint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Right sid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Bone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Ski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<text:span text:style-name="Strong_20_Emphasis">NIGHT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Night ai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Strong_20_Emphasis">SWEATING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Strong_20_Emphasis">LYING ON RIGHT SIDE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Strong_20_Emphasis">HEATED</text:span>IF; &lt; bed or fir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SENSITIVE TO</text:p>
          </table:table-cell>
          <table:table-cell table:style-name="Table10.A2" office:value-type="string">
            <text:p text:style-name="SK-MM-L2"><text:span text:style-name="Strong_20_Emphasis">DRAFTS</text:span>to head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Emphasis">Changing</text:span>, cloudy or cold damp weather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Taking cold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Heat and cold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Wet fee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Fireligh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Moderate temperatur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Primary">Great variety of symptoms. </text:p>
      <text:p text:style-name="Primary">Uncertain, <text:span text:style-name="Emphasis">tremulous, </text:span>weak and sweaty. </text:p>
      <text:p text:style-name="Primary"><text:soft-page-break/>Swelling, redness; livid congestion. </text:p>
      <text:p text:style-name="Primary">Continued exudation. </text:p>
      <text:p text:style-name="Primary"><text:span text:style-name="Emphasis">Rawness. </text:span></text:p>
      <text:p text:style-name="Primary"><text:span text:style-name="Strong_20_Emphasis">FREE SECRETIONS, </text:span><text:span text:style-name="Emphasis">thin, slimy, acrid, </text:span>burning, foul or thick, green-yellow. </text:p>
      <text:p text:style-name="Primary">Salty, lips, taste, expectoration, etc. </text:p>
      <text:p text:style-name="Primary"><text:span text:style-name="Emphasis">Suppuration; </text:span>bloody. </text:p>
      <text:p text:style-name="Primary"><text:span text:style-name="Emphasis">Ulceration; </text:span>of mucous membranes. </text:p>
      <text:p text:style-name="Primary">Catarrhs. </text:p>
      <text:p text:style-name="Primary">Glandular activity. </text:p>
      <text:p text:style-name="Primary">Biliousness. </text:p>
      <text:p text:style-name="Primary"><text:span text:style-name="Emphasis">Yellowness; </text:span>eyes, <text:span text:style-name="Emphasis">teeth, </text:span>nasal discharge. </text:p>
      <text:p text:style-name="Primary"><text:span text:style-name="Emphasis">Jaundice. </text:span></text:p>
      <text:p text:style-name="Primary">Pains stick to one point. </text:p>
      <text:p text:style-name="Primary">Syphilis. </text:p>
      <text:p text:style-name="Primary">Everything seems too short. </text:p>
      <text:p text:style-name="Primary">Rheumatism. </text:p>
      <text:p text:style-name="Primary">Sycosis. </text:p>
      <text:p text:style-name="Primary">Scrofula. </text:p>
      <text:p text:style-name="Primary"><text:span text:style-name="Emphasis">Weak, </text:span>exhausted and ready to sink down. </text:p>
      <text:p text:style-name="Primary"/>
      <text:p text:style-name="Secondary"><text:span text:style-name="Emphasis">Hurried; </text:span>nervous. </text:p>
      <text:p text:style-name="Secondary">Stammering. </text:p>
      <text:p text:style-name="Secondary">Violent impulses (homicidal), etc. </text:p>
      <text:p text:style-name="Secondary">Restless and sweaty. </text:p>
      <text:p text:style-name="Secondary">Filthy in mind and body. </text:p>
      <text:p text:style-name="Secondary">Senses impending evil. </text:p>
      <text:p text:style-name="Secondary">Forgetful. </text:p>
      <text:p text:style-name="Secondary">As of a band about head. </text:p>
      <text:p text:style-name="Secondary">Headache with ear and tooth ache. </text:p>
      <text:p text:style-name="Secondary"><text:span text:style-name="Emphasis">Swelled, </text:span>scurfy tarsi. </text:p>
      <text:p text:style-name="Secondary">Eyes draw together. </text:p>
      <text:p text:style-name="Secondary">Photophobia, &lt; lamplight (Glo.). </text:p>
      <text:p text:style-name="Secondary">Musca volitantes. </text:p>
      <text:p text:style-name="Secondary">Arcus senilis. </text:p>
      <text:p text:style-name="Secondary">Pains into ears, from teeth, throat, etc. </text:p>
      <text:p text:style-name="Secondary">Deaf on becoming heated. </text:p>
      <text:p text:style-name="Secondary">Colds travel upward or attack eyes. </text:p>
      <text:p text:style-name="Secondary">Coryza; <text:span text:style-name="Emphasis">acrid, </text:span>purulent; every autumn. </text:p>
      <text:p text:style-name="Secondary">Heavy nose. </text:p>
      <text:p text:style-name="Secondary">Red, raw dirty nosed children. </text:p>
      <text:p text:style-name="Secondary">Face yellow; puffy under eyes. </text:p>
      <text:p text:style-name="Secondary">Swelled cheeks. </text:p>
      <text:p text:style-name="Secondary">Aching jaws. </text:p>
      <text:p text:style-name="Secondary">Mumps. </text:p>
      <text:p text:style-name="Secondary">Lips salty; cracked in r. </text:p>
      <text:p text:style-name="Secondary">angle. </text:p>
      <text:p text:style-name="Secondary">Painful, ragged, swelled, bleeding gums. </text:p>
      <text:p text:style-name="Secondary">Gumboil. </text:p>
      <text:p text:style-name="Secondary">Loose, hollow, black or aching teeth, &lt; heat and cold; &lt; night. </text:p>
      <text:p text:style-name="Secondary"><text:span text:style-name="Strong_20_Emphasis">MUCH SALIVA; </text:span>flows during sleep; yellow. bloody. bad tasting. </text:p>
      <text:p text:style-name="Secondary">Aphthæ. </text:p>
      <text:p text:style-name="Secondary"><text:span text:style-name="Strong_20_Emphasis">METALLIC TASTE. </text:span></text:p>
      <text:p text:style-name="Secondary"><text:soft-page-break/>Broad, flabby, <text:span text:style-name="Strong_20_Emphasis">INDENTED TONGUE. </text:span></text:p>
      <text:p text:style-name="Secondary">Itching palate. </text:p>
      <text:p text:style-name="Secondary">Enlarged tonsils. </text:p>
      <text:p text:style-name="Secondary"><text:span text:style-name="Strong_20_Emphasis">THROAT; SORE; </text:span>as of an apple core, choke pear, or something hanging in; ulcer, pharyngeal, behind lingual tonsil; hawks large lumps from. </text:p>
      <text:p text:style-name="Secondary">Sore liver. </text:p>
      <text:p text:style-name="Secondary">Weak bowels; holds them. </text:p>
      <text:p text:style-name="Secondary">Swelled inguinals. </text:p>
      <text:p text:style-name="Secondary"><text:span text:style-name="Strong_20_Emphasis">STOOLS; </text:span>painful; scanty; bloody. green slime; ashen white; <text:span text:style-name="Emphasis">acrid, </text:span>then tenesmus or chill. </text:p>
      <text:p text:style-name="Secondary">Tenesmus recti, with tenesmus vesicæ. </text:p>
      <text:p text:style-name="Secondary">Urine causes itching. </text:p>
      <text:p text:style-name="Secondary">Urinates more than he drinks. </text:p>
      <text:p text:style-name="Secondary">Frequent, scanty urine; then burning. </text:p>
      <text:p text:style-name="Secondary">Swelled glans or foreskin. </text:p>
      <text:p text:style-name="Secondary">Red meatus. </text:p>
      <text:p text:style-name="Secondary"><text:span text:style-name="Emphasis">Genitals, inflamed; </text:span>pulls at. </text:p>
      <text:p text:style-name="Secondary">Bloody emissions. </text:p>
      <text:p text:style-name="Secondary">Gonorrhœa. </text:p>
      <text:p text:style-name="Secondary">Collapse and fainting at start of menses. </text:p>
      <text:p text:style-name="Secondary">Thick, white leucorrhœa, when urinating. </text:p>
      <text:p text:style-name="Secondary">Cough; in double bouts; dry at night; yellow-green sputum, by day. </text:p>
      <text:p text:style-name="Secondary">Right lower chest. </text:p>
      <text:p text:style-name="Secondary">Mammæ; pain below r. </text:p>
      <text:p text:style-name="Secondary">through to scapula; milk in, instead of menses, spoiled. </text:p>
      <text:p text:style-name="Secondary">Awakes with cardiac tremor. </text:p>
      <text:p text:style-name="Secondary">Respiration &lt; lying on left side, but cough &lt; lying on right side. </text:p>
      <text:p text:style-name="Secondary">Neck stiff; cervicals enlarged. </text:p>
      <text:p text:style-name="Secondary">Trembling limbs. </text:p>
      <text:p text:style-name="Secondary">Numb fingers. </text:p>
      <text:p text:style-name="Secondary">Cold sweat on feet in A.M. </text:p>
      <text:p text:style-name="Secondary">in bed. </text:p>
      <text:p text:style-name="Secondary">Phlegmasia dolens. </text:p>
      <text:p text:style-name="Secondary">Pain forward from right scapula. </text:p>
      <text:p text:style-name="Secondary">Cool heels. </text:p>
      <text:p text:style-name="Secondary">Skin yellow; tender; excoriated, like raw meat. </text:p>
      <text:p text:style-name="Secondary">Moist, crusty eruptions. </text:p>
      <text:p text:style-name="Secondary"><text:span text:style-name="Emphasis">Ulcers, </text:span>irregular, spreading, shallow, <text:span text:style-name="Emphasis">bleeding </text:span>with cutting and proud flesh. </text:p>
      <text:p text:style-name="Secondary"><text:span text:style-name="Emphasis">Jaundice. </text:span></text:p>
      <text:p text:style-name="Secondary">Measles. </text:p>
      <text:p text:style-name="Secondary">Nightly bone pains; deep or near surface. </text:p>
      <text:p text:style-name="Secondary">Orgasms (to head and chest). </text:p>
      <text:p text:style-name="Secondary">Erethism and restlessness, &lt; least exertion. </text:p>
      <text:p text:style-name="Secondary">Easily chilled or overheated. </text:p>
      <text:p text:style-name="Secondary">Alternate chill and heat. </text:p>
      <text:p text:style-name="Secondary">Creeping chills. </text:p>
      <text:p text:style-name="Secondary">Chilly within abscesses. </text:p>
      <text:p text:style-name="Secondary">Catarrhal fevers; after suppressions. </text:p>
      <text:p text:style-name="Secondary"><text:span text:style-name="Strong_20_Emphasis">EASY, PROFUSE SWEAT; </text:span>without relief, with the pains; oily; <text:span text:style-name="Emphasis">foul </text:span>sour; stains; an indelible yellow; on head; on chest; at night; </text:p>
      <text:p text:style-name="Secondary">Must get up and walk about at night. </text:p>
      <text:p text:style-name="SK-MM-Remedy-Reference"/>
      <text:p text:style-name="Standard"><text:soft-page-break/></text:p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1" meta:image-count="0" meta:object-count="0" meta:page-count="15" meta:paragraph-count="654" meta:word-count="1829" meta:character-count="12498"/>
    <dc:date>2012-09-06T00:18:19.62</dc:date>
    <meta:editing-duration>PT3M39S</meta:editing-duration>
    <meta:editing-cycles>1</meta:editing-cycles>
  </office:meta>
</office:document-meta>
</file>